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Standard" style:family="paragraph">
      <style:text-properties fo:font-size="15pt" style:font-size-asian="15pt" style:font-size-complex="15pt"/>
    </style:style>
    <style:style style:name="P3" style:parent-style-name="Listenabsatz" style:list-style-name="LFO1" style:family="paragraph">
      <style:text-properties fo:font-size="14pt" style:font-size-asian="14pt" style:font-size-complex="14pt"/>
    </style:style>
    <style:style style:name="P4" style:parent-style-name="Listenabsatz" style:list-style-name="LFO1" style:family="paragraph">
      <style:text-properties fo:font-size="14pt" style:font-size-asian="14pt" style:font-size-complex="14pt"/>
    </style:style>
    <style:style style:name="P5" style:parent-style-name="Listenabsatz" style:list-style-name="LFO1" style:family="paragraph">
      <style:text-properties fo:font-size="14pt" style:font-size-asian="14pt" style:font-size-complex="14pt"/>
    </style:style>
    <style:style style:name="P6" style:parent-style-name="Listenabsatz" style:list-style-name="LFO1" style:family="paragraph">
      <style:text-properties fo:font-size="14pt" style:font-size-asian="14pt" style:font-size-complex="14pt"/>
    </style:style>
    <style:style style:name="P7" style:parent-style-name="Listenabsatz" style:list-style-name="LFO1" style:family="paragraph">
      <style:text-properties fo:font-size="14pt" style:font-size-asian="14pt" style:font-size-complex="14pt"/>
    </style:style>
    <style:style style:name="P8" style:parent-style-name="Listenabsatz" style:list-style-name="LFO1" style:family="paragraph">
      <style:text-properties fo:font-size="14pt" style:font-size-asian="14pt" style:font-size-complex="14pt"/>
    </style:style>
    <style:style style:name="P9" style:parent-style-name="Listenabsatz" style:list-style-name="LFO1" style:family="paragraph">
      <style:text-properties fo:font-size="14pt" style:font-size-asian="14pt" style:font-size-complex="14pt"/>
    </style:style>
    <style:style style:name="P10" style:parent-style-name="Listenabsatz" style:list-style-name="LFO1" style:family="paragraph">
      <style:text-properties fo:font-size="14pt" style:font-size-asian="14pt" style:font-size-complex="14pt"/>
    </style:style>
    <style:style style:name="P11" style:parent-style-name="Listenabsatz" style:list-style-name="LFO1" style:family="paragraph">
      <style:text-properties fo:font-size="14pt" style:font-size-asian="14pt" style:font-size-complex="14pt"/>
    </style:style>
    <style:style style:name="P12" style:parent-style-name="Listenabsatz" style:list-style-name="LFO1" style:family="paragraph">
      <style:text-properties fo:font-size="14pt" style:font-size-asian="14pt" style:font-size-complex="14pt"/>
    </style:style>
    <style:style style:name="P13" style:parent-style-name="Listenabsatz" style:list-style-name="LFO1" style:family="paragraph">
      <style:text-properties fo:font-size="14pt" style:font-size-asian="14pt" style:font-size-complex="14pt"/>
    </style:style>
    <style:style style:name="P14" style:parent-style-name="Listenabsatz" style:list-style-name="LFO1" style:family="paragraph"/>
    <style:style style:name="T15" style:parent-style-name="Absatz-Standardschriftart" style:family="text">
      <style:text-properties fo:font-size="14pt" style:font-size-asian="14pt" style:font-size-complex="14pt"/>
    </style:style>
    <style:style style:name="T16" style:parent-style-name="Absatz-Standardschriftart" style:family="text">
      <style:text-properties fo:font-size="14pt" style:font-size-asian="14pt" style:font-size-complex="14pt"/>
    </style:style>
    <style:style style:name="T17" style:parent-style-name="Absatz-Standardschriftart" style:family="text">
      <style:text-properties fo:font-size="14pt" style:font-size-asian="14pt" style:font-size-complex="14pt"/>
    </style:style>
    <style:style style:name="T18" style:parent-style-name="Absatz-Standardschriftart" style:family="text">
      <style:text-properties fo:font-size="14pt" style:font-size-asian="14pt" style:font-size-complex="14pt"/>
    </style:style>
    <style:style style:name="P19" style:parent-style-name="Listenabsatz" style:list-style-name="LFO1" style:family="paragraph">
      <style:text-properties fo:font-size="14pt" style:font-size-asian="14pt" style:font-size-complex="14pt"/>
    </style:style>
    <style:style style:name="P20" style:parent-style-name="Listenabsatz" style:list-style-name="LFO1" style:family="paragraph">
      <style:text-properties fo:font-size="14pt" style:font-size-asian="14pt" style:font-size-complex="14pt"/>
    </style:style>
    <style:style style:name="P21" style:parent-style-name="Listenabsatz" style:list-style-name="LFO1" style:family="paragraph">
      <style:text-properties fo:font-size="14pt" style:font-size-asian="14pt" style:font-size-complex="14pt"/>
    </style:style>
    <style:style style:name="P22" style:parent-style-name="Listenabsatz" style:family="paragraph">
      <style:text-properties fo:font-size="14pt" style:font-size-asian="14pt" style:font-size-complex="14pt"/>
    </style:style>
    <style:style style:name="P23" style:parent-style-name="Listenabsatz" style:family="paragraph">
      <style:text-properties fo:font-size="14pt" style:font-size-asian="14pt" style:font-size-complex="14pt"/>
    </style:style>
    <style:style style:name="P24" style:parent-style-name="Listenabsatz" style:family="paragraph">
      <style:text-properties fo:font-size="14pt" style:font-size-asian="14pt" style:font-size-complex="14pt"/>
    </style:style>
    <style:style style:name="P25" style:parent-style-name="Listenabsatz" style:family="paragraph">
      <style:text-properties fo:font-size="14pt" style:font-size-asian="14pt" style:font-size-complex="14pt"/>
    </style:style>
    <style:style style:name="P26" style:parent-style-name="Listenabsatz" style:family="paragraph">
      <style:text-properties fo:font-size="14pt" style:font-size-asian="14pt" style:font-size-complex="14pt"/>
    </style:style>
    <style:style style:name="P27" style:parent-style-name="Listenabsatz" style:list-style-name="LFO1" style:family="paragraph">
      <style:text-properties fo:font-size="14pt" style:font-size-asian="14pt" style:font-size-complex="14pt"/>
    </style:style>
    <style:style style:name="P28" style:parent-style-name="Listenabsatz" style:list-style-name="LFO1" style:family="paragraph">
      <style:text-properties fo:font-size="14pt" style:font-size-asian="14pt" style:font-size-complex="14pt"/>
    </style:style>
    <style:style style:name="P29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0" style:parent-style-name="Listenabsatz" style:family="paragraph">
      <style:text-properties fo:font-size="14pt" style:font-size-asian="14pt" style:font-size-complex="14pt"/>
    </style:style>
    <style:style style:name="P31" style:parent-style-name="Listenabsatz" style:family="paragraph">
      <style:text-properties fo:font-size="14pt" style:font-size-asian="14pt" style:font-size-complex="14pt"/>
    </style:style>
    <style:style style:name="P32" style:parent-style-name="Listenabsatz" style:family="paragraph">
      <style:text-properties fo:font-size="14pt" style:font-size-asian="14pt" style:font-size-complex="14pt"/>
    </style:style>
    <style:style style:name="P33" style:parent-style-name="Listenabsatz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Listenabsatz" style:list-style-name="LFO1" style:family="paragraph">
      <style:text-properties fo:font-size="14pt" style:font-size-asian="14pt" style:font-size-complex="14pt"/>
    </style:style>
    <style:style style:name="P36" style:parent-style-name="Listenabsatz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Notizen Modul 162 Daten und Informationen</text:p>
      <text:p text:style-name="P2"/>
      <text:list text:style-name="LFO1" text:continue-numbering="true">
        <text:list-item>
          <text:p text:style-name="P3">Längster Fluss Chinas = Jangtse<text:s/></text:p>
        </text:list-item>
        <text:list-item>
          <text:p text:style-name="P4">Seit dem Jahr 763 Wasserstand check</text:p>
        </text:list-item>
        <text:list-item>
          <text:p text:style-name="P5">Es entstanden viele Daten zur Wasserkund</text:p>
        </text:list-item>
        <text:list-item>
          <text:p text:style-name="P6">Darunter Bilder und 30000 chinesische Zeichen</text:p>
        </text:list-item>
        <text:list-item>
          <text:p text:style-name="P7">Computer verarbeitet Daten zu Informationen</text:p>
        </text:list-item>
        <text:list-item>
          <text:p text:style-name="P8">Daten können Zahlen, Texte, Daten und Zeiten sein</text:p>
        </text:list-item>
        <text:list-item>
          <text:p text:style-name="P9">Es gibt viele Punkte welche gegen eine universelle Daten Art hält<text:s/></text:p>
        </text:list-item>
        <text:list-item>
          <text:p text:style-name="P10">Rationale Zahlen gehen bis unendlich</text:p>
        </text:list-item>
        <text:list-item>
          <text:p text:style-name="P11">Reelle Zahlen setzen sich aus Rationalen und irrationalen Zahlen zusammen</text:p>
        </text:list-item>
        <text:list-item>
          <text:p text:style-name="P12">Die Menge aller reellen Zahlen wird mit R bezeichnet.</text:p>
        </text:list-item>
        <text:list-item>
          <text:p text:style-name="P13">Rationale Zahlen<text:s/>sind die,<text:s/>die sich aus dem Quotienten von zwei ganzen Zahlen ergeben</text:p>
        </text:list-item>
        <text:list-item>
          <text:p text:style-name="P14"><text:span text:style-name="T15">Irrationale Zahlen</text:span><text:span text:style-name="T16">, ist e</text:span><text:span text:style-name="T17">ine reelle Zahl, welche nicht rational ist, d.h. die sich nicht als Bruch</text:span><text:s/><text:span text:style-name="T18">schreiben lässt</text:span></text:p>
        </text:list-item>
        <text:list-item>
          <text:p text:style-name="P19">Ein Datentyp definiert einen bestimmten Wertebereich und erlaubt es bestimmte Operationen</text:p>
        </text:list-item>
        <text:list-item>
          <text:p text:style-name="P20">Durchzuführen.</text:p>
        </text:list-item>
        <text:list-item>
          <text:p text:style-name="P21">Datentypen haben Eigenschaften und diese haben Einfluss auf:</text:p>
        </text:list-item>
      </text:list>
      <text:p text:style-name="P22">• Wertebereiche von Daten</text:p>
      <text:p text:style-name="P23">• Umgang mit Daten zBsp in Berechnungen</text:p>
      <text:p text:style-name="P24">• Speicherbedarf</text:p>
      <text:p text:style-name="P25">• Interpretation zBsp als Zahl oder lesbaren Text</text:p>
      <text:p text:style-name="P26">• Verträglichkeit mit anderen Typen</text:p>
      <text:list text:style-name="LFO1" text:continue-numbering="true">
        <text:list-item>
          <text:p text:style-name="P27">Wie speichert ein Computer Daten?</text:p>
        </text:list-item>
        <text:list-item>
          <text:p text:style-name="P28"><text:s/>Als Maschine kann ein Computer Daten speichern als elektrische Ladung, mit Hilfe von<text:s/>Magnetismus, mechanisch usw.</text:p>
        </text:list-item>
      </text:list>
      <text:p text:style-name="P29"/>
      <text:p text:style-name="P30">- Jedes einzelne 0 oder 1 nennt man ein Bit.</text:p>
      <text:p text:style-name="P31">- 8 Bit hintereinander sind ein BYTE</text:p>
      <text:p text:style-name="P32">- 2 BYTE (16 Bit) hintereinander sind ein WORD</text:p>
      <text:p text:style-name="P33">- 2 WORD (32 Bit) hintereinander sind ein DOUBLE WORD</text:p>
      <text:p text:style-name="P34"/>
      <text:list text:style-name="LFO1" text:continue-numbering="true">
        <text:list-item>
          <text:p text:style-name="P35"/>
        </text:list-item>
      </text:list>
      <text:p text:style-name="P3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ne Chartron</meta:initial-creator>
    <dc:creator>Janne Chartron</dc:creator>
    <meta:creation-date>2023-09-14T13:51:00Z</meta:creation-date>
    <dc:date>2023-09-14T18:37:00Z</dc:date>
    <meta:template xlink:href="Normal.dotm" xlink:type="simple"/>
    <meta:editing-cycles>1</meta:editing-cycles>
    <meta:editing-duration>PT0S</meta:editing-duration>
    <meta:document-statistic meta:page-count="2" meta:paragraph-count="2" meta:word-count="191" meta:character-count="1396" meta:row-count="10" meta:non-whitespace-character-count="1207"/>
  </office:meta>
</office:document-meta>
</file>